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10000000A0810F262599530D0A.png" manifest:media-type="image/png"/>
  <manifest:file-entry manifest:full-path="Pictures/10000000000001100000003811CB2C36E629723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i_20_ilman_20_täyttöä_20_ja_20_viiva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frame draw:style-name="gr1" draw:text-style-name="P1" draw:layer="layout" svg:width="9.595cm" svg:height="5.643cm" svg:x="5.702cm" svg:y="12.028cm">
          <draw:image xlink:href="Pictures/1000000000000110000000A0810F262599530D0A.png" xlink:type="simple" xlink:show="embed" xlink:actuate="onLoad" draw:mime-type="image/png">
            <text:p/>
          </draw:image>
        </draw:frame>
        <draw:frame draw:style-name="gr1" draw:text-style-name="P1" draw:layer="layout" svg:width="9.593cm" svg:height="1.972cm" svg:x="5.703cm" svg:y="12.028cm">
          <draw:image xlink:href="Pictures/10000000000001100000003811CB2C36E629723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6-02-10T18:16:51.429000000</dc:date>
    <meta:editing-duration>PT1M37S</meta:editing-duration>
    <meta:editing-cycles>1</meta:editing-cycles>
    <meta:document-statistic meta:object-count="2"/>
    <meta:generator>LibreOffice/7.5.3.2$Windows_X86_64 LibreOffice_project/9f56dff12ba03b9acd7730a5a481eea045e468f3</meta:generator>
  </office:meta>
</office:document-meta>
</file>